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c411" officeooo:paragraph-rsid="001bc4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 ходе проделанной работы мы были должны создать переводчик посредством исользования библиотке Python. Было решено воспользоваться библиотекой deep-translator, так как googletrans не работала.</text:p>
      <text:p text:style-name="P1">В HTML коде мы исопльзовали <text:s/>select,чтобы дать пользователям представление о доступных языках для перевода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19:18:52.095710297</meta:creation-date>
    <dc:date>2021-11-29T19:39:35.018908133</dc:date>
    <meta:editing-duration>PT22S</meta:editing-duration>
    <meta:editing-cycles>1</meta:editing-cycles>
    <meta:document-statistic meta:table-count="0" meta:image-count="0" meta:object-count="0" meta:page-count="1" meta:paragraph-count="2" meta:word-count="37" meta:character-count="299" meta:non-whitespace-character-count="263"/>
    <meta:generator>LibreOffice/6.4.7.2$Linux_X86_64 LibreOffice_project/40$Build-2</meta:generator>
  </office:meta>
</office:document-meta>
</file>